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aint_1</text:p>
          </table:table-cell>
          <table:table-cell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106" calcext:value-type="float">
            <text:p>106</text:p>
          </table:table-cell>
          <table:table-cell table:formula="of:=[.B2]/180*PI()" office:value-type="float" office:value="1.85004900711399" calcext:value-type="float">
            <text:p>1.85004900711399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59" calcext:value-type="float">
            <text:p>59</text:p>
          </table:table-cell>
          <table:table-cell table:formula="of:=[.B3]/180*PI()" office:value-type="float" office:value="1.02974425867665" calcext:value-type="float">
            <text:p>1.02974425867665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-7" calcext:value-type="float">
            <text:p>-7</text:p>
          </table:table-cell>
          <table:table-cell table:formula="of:=[.B4]/180*PI()" office:value-type="float" office:value="-0.122173047639603" calcext:value-type="float">
            <text:p>-0.122173047639603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8" calcext:value-type="float">
            <text:p>128</text:p>
          </table:table-cell>
          <table:table-cell table:formula="of:=[.B5]/180*PI()" office:value-type="float" office:value="2.23402144255274" calcext:value-type="float">
            <text:p>2.23402144255274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19" calcext:value-type="float">
            <text:p>-19</text:p>
          </table:table-cell>
          <table:table-cell table:formula="of:=[.B6]/180*PI()" office:value-type="float" office:value="-0.331612557878923" calcext:value-type="float">
            <text:p>-0.331612557878923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66" calcext:value-type="float">
            <text:p>-66</text:p>
          </table:table-cell>
          <table:table-cell table:formula="of:=[.B7]/180*PI()" office:value-type="float" office:value="-1.15191730631626" calcext:value-type="float">
            <text:p>-1.151917306316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aint_2</text:p>
          </table:table-cell>
          <table:table-cell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115" calcext:value-type="float">
            <text:p>-115</text:p>
          </table:table-cell>
          <table:table-cell table:formula="of:=[.B10]/180*PI()" office:value-type="float" office:value="-2.00712863979348" calcext:value-type="float">
            <text:p>-2.00712863979348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18" calcext:value-type="float">
            <text:p>18</text:p>
          </table:table-cell>
          <table:table-cell table:formula="of:=[.B11]/180*PI()" office:value-type="float" office:value="0.314159265358979" calcext:value-type="float">
            <text:p>0.314159265358979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7" calcext:value-type="float">
            <text:p>7</text:p>
          </table:table-cell>
          <table:table-cell table:formula="of:=[.B12]/180*PI()" office:value-type="float" office:value="0.122173047639603" calcext:value-type="float">
            <text:p>0.122173047639603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9" calcext:value-type="float">
            <text:p>129</text:p>
          </table:table-cell>
          <table:table-cell table:formula="of:=[.B13]/180*PI()" office:value-type="float" office:value="2.25147473507268" calcext:value-type="float">
            <text:p>2.25147473507268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10" calcext:value-type="float">
            <text:p>10</text:p>
          </table:table-cell>
          <table:table-cell table:formula="of:=[.B14]/180*PI()" office:value-type="float" office:value="0.174532925199433" calcext:value-type="float">
            <text:p>0.174532925199433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114" calcext:value-type="float">
            <text:p>-114</text:p>
          </table:table-cell>
          <table:table-cell table:formula="of:=[.B15]/180*PI()" office:value-type="float" office:value="-1.98967534727354" calcext:value-type="float">
            <text:p>-1.989675347273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aint_3</text:p>
          </table:table-cell>
          <table:table-cell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106" calcext:value-type="float">
            <text:p>-106</text:p>
          </table:table-cell>
          <table:table-cell table:formula="of:=[.B18]/180*PI()" office:value-type="float" office:value="-1.85004900711399" calcext:value-type="float">
            <text:p>-1.85004900711399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59" calcext:value-type="float">
            <text:p>59</text:p>
          </table:table-cell>
          <table:table-cell table:formula="of:=[.B19]/180*PI()" office:value-type="float" office:value="1.02974425867665" calcext:value-type="float">
            <text:p>1.02974425867665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-7" calcext:value-type="float">
            <text:p>-7</text:p>
          </table:table-cell>
          <table:table-cell table:formula="of:=[.B20]/180*PI()" office:value-type="float" office:value="-0.122173047639603" calcext:value-type="float">
            <text:p>-0.122173047639603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8" calcext:value-type="float">
            <text:p>128</text:p>
          </table:table-cell>
          <table:table-cell table:formula="of:=[.B21]/180*PI()" office:value-type="float" office:value="2.23402144255274" calcext:value-type="float">
            <text:p>2.23402144255274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19" calcext:value-type="float">
            <text:p>-19</text:p>
          </table:table-cell>
          <table:table-cell table:formula="of:=[.B22]/180*PI()" office:value-type="float" office:value="-0.331612557878923" calcext:value-type="float">
            <text:p>-0.331612557878923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66" calcext:value-type="float">
            <text:p>-66</text:p>
          </table:table-cell>
          <table:table-cell table:formula="of:=[.B23]/180*PI()" office:value-type="float" office:value="-1.15191730631626" calcext:value-type="float">
            <text:p>-1.151917306316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aint_4</text:p>
          </table:table-cell>
          <table:table-cell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70" calcext:value-type="float">
            <text:p>-70</text:p>
          </table:table-cell>
          <table:table-cell table:formula="of:=[.B26]/180*PI()" office:value-type="float" office:value="-1.22173047639603" calcext:value-type="float">
            <text:p>-1.22173047639603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72" calcext:value-type="float">
            <text:p>-72</text:p>
          </table:table-cell>
          <table:table-cell table:formula="of:=[.B27]/180*PI()" office:value-type="float" office:value="-1.25663706143592" calcext:value-type="float">
            <text:p>-1.25663706143592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75" calcext:value-type="float">
            <text:p>75</text:p>
          </table:table-cell>
          <table:table-cell table:formula="of:=[.B28]/180*PI()" office:value-type="float" office:value="1.30899693899575" calcext:value-type="float">
            <text:p>1.30899693899575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21" calcext:value-type="float">
            <text:p>21</text:p>
          </table:table-cell>
          <table:table-cell table:formula="of:=[.B29]/180*PI()" office:value-type="float" office:value="0.366519142918809" calcext:value-type="float">
            <text:p>0.366519142918809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78" calcext:value-type="float">
            <text:p>-78</text:p>
          </table:table-cell>
          <table:table-cell table:formula="of:=[.B30]/180*PI()" office:value-type="float" office:value="-1.36135681655558" calcext:value-type="float">
            <text:p>-1.36135681655558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8" calcext:value-type="float">
            <text:p>-8</text:p>
          </table:table-cell>
          <table:table-cell table:formula="of:=[.B31]/180*PI()" office:value-type="float" office:value="-0.139626340159546" calcext:value-type="float">
            <text:p>-0.139626340159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5T09:56:11.458689962</meta:creation-date>
    <dc:date>2025-05-05T10:02:20.795830003</dc:date>
    <meta:editing-duration>PT6M9S</meta:editing-duration>
    <meta:editing-cycles>1</meta:editing-cycles>
    <meta:document-statistic meta:table-count="1" meta:cell-count="76" meta:object-count="0"/>
    <meta:generator>LibreOffice/6.4.7.2$Linux_X86_64 LibreOffice_project/40$Build-2</meta:generator>
  </office:meta>
</office:document-meta>
</file>